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a3f" officeooo:paragraph-rsid="000a2a3f"/>
    </style:style>
    <style:style style:name="P2" style:family="paragraph" style:parent-style-name="Standard">
      <style:text-properties officeooo:rsid="000d2482" officeooo:paragraph-rsid="000d2482"/>
    </style:style>
    <style:style style:name="T1" style:family="text">
      <style:text-properties officeooo:rsid="000d24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span text:style-name="T1">3</text:span>.05.2025</text:p>
      <text:p text:style-name="P1"/>
      <text:p text:style-name="P1">Ich als Spieler möchte nach dem Titelbildschirm entscheiden, ob ich das Spiel starten oder beenden möchte.</text:p>
      <text:p text:style-name="P1"/>
      <text:p text:style-name="P1">Ich als Spieler möchte nach der Entscheidung, dass ich das Spiel spielen will, entscheiden, ob ich einen bereits vorhandenen Spielstand weiter spielen, oder ein neues Spiel spielen möchte.</text:p>
      <text:p text:style-name="P1"/>
      <text:p text:style-name="P1">Ich als Spieler möchte nach der Entscheidung, das ich ein neues Spiel starten möchte, aus einer Auswahl von 3 Charakteren, die unterschiedliche Schwierigkeitsgrade repräsentieren, auswählen.</text:p>
      <text:p text:style-name="P1"/>
      <text:p text:style-name="P2">Ich als Spieler möchte Charaktere mit Lebensbalken und unterschiedlichen Statuswerten, damit ich einen klaren Unterschied der Charaktere erkenne.</text:p>
      <text:p text:style-name="P2"/>
      <text:p text:style-name="P2">Ich als Spieler möchte einen Händler, damit mein Charakter mit diesem interagieren und Handeln kan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14:03:48.187739100</meta:creation-date>
    <dc:date>2025-05-12T14:11:10.434830600</dc:date>
    <meta:editing-duration>PT7M23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6" meta:word-count="103" meta:character-count="739" meta:non-whitespace-character-count="642"/>
  </office:meta>
</office:document-meta>
</file>